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7.4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3.65cm" fo:min-width="3.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57cm" fo:min-width="7.13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3.814cm" fo:min-width="12.00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3.75cm" fo:min-width="8.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65cm" fo:min-width="7.5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25cm" fo:min-width="4.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952cm" fo:min-width="2.754cm"/>
    </style:style>
    <style:style style:name="gr12" style:family="graphic" style:parent-style-name="standard">
      <style:graphic-properties draw:textarea-horizontal-align="justify" draw:textarea-vertical-align="middle" draw:auto-grow-height="false" fo:min-height="6.65cm" fo:min-width="7.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19cm" svg:height="27.7cm" svg:x="1cm" svg:y="0.4cm">
          <draw:text-box>
            <text:p/>
            <text:p/>
            <text:p/>
            <text:p/>
            <text:p/>
          </draw:text-box>
        </draw:frame>
        <draw:custom-shape draw:style-name="gr2" draw:text-style-name="P3" xml:id="id1" draw:id="id1" draw:layer="layout" svg:width="8.8cm" svg:height="7.8cm" svg:x="0.7cm" svg:y="18.5cm">
          <text:p text:style-name="P2">Suma&lt;=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10.8cm" svg:height="5.4cm" svg:x="1.4cm" svg:y="1.5cm">
          <text:p text:style-name="P2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2.504cm" svg:height="4.064cm" draw:transform="skewX (0.44645522266015) rotate (-0.00244346095279215) translate (5.996cm 13.91cm)">
          <text:p text:style-name="P2">Pobierz liczbę od użytkownika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7cm" svg:y1="7.2cm" svg:x2="8.2cm" svg:y2="9.4cm">
          <text:p/>
        </draw:line>
        <draw:custom-shape draw:style-name="gr6" draw:text-style-name="P3" xml:id="id3" draw:id="id3" draw:layer="layout" svg:width="9.3cm" svg:height="4cm" svg:x="5.6cm" svg:y="9.4cm">
          <text:p text:style-name="P2">Suma = 0</text:p>
          <draw:enhanced-geometry svg:viewBox="0 0 21600 21600" draw:type="rectangle" draw:enhanced-path="M 0 0 L 21600 0 21600 21600 0 21600 0 0 Z N"/>
        </draw:custom-shape>
        <draw:custom-shape draw:style-name="gr7" draw:text-style-name="P3" xml:id="id2" draw:id="id2" draw:layer="layout" svg:width="8cm" svg:height="2.9cm" svg:x="11.8cm" svg:y="23.1cm">
          <text:p text:style-name="P2">Suma = suma + liczba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9.5cm" svg:y1="22.4cm" svg:x2="15.8cm" svg:y2="23.1cm" draw:start-shape="id1" draw:start-glue-point="7" draw:end-shape="id2" draw:end-glue-point="0" svg:d="M9500 22400h6300v700" svg:viewBox="0 0 6301 701">
          <text:p text:style-name="P2">Tak</text:p>
        </draw:connector>
        <draw:line draw:style-name="gr5" draw:text-style-name="P3" draw:layer="layout" svg:x1="11.1cm" svg:y1="13.4cm" svg:x2="11.2cm" svg:y2="14.7cm">
          <text:p/>
        </draw:line>
        <draw:connector draw:style-name="gr9" draw:text-style-name="P2" draw:layer="layout" svg:x1="19.8cm" svg:y1="24.55cm" svg:x2="14.9cm" svg:y2="11.4cm" draw:start-shape="id2" draw:start-glue-point="1" draw:end-shape="id3" draw:end-glue-point="1" svg:d="M19800 24550h501v-13150h-5401" svg:viewBox="0 0 5402 13151">
          <text:p/>
        </draw:connector>
        <draw:custom-shape draw:style-name="gr10" draw:text-style-name="P3" xml:id="id4" draw:id="id4" draw:layer="layout" svg:width="10cm" svg:height="3cm" svg:x="3.7cm" svg:y="26.7cm">
          <text:p text:style-name="P2">Wyprowadz sum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2" draw:layer="layout" svg:x1="0.7cm" svg:y1="22.4cm" svg:x2="3.7cm" svg:y2="28.2cm" draw:start-shape="id1" draw:end-shape="id4" draw:end-glue-point="5" svg:d="M700 22400h-501v5800h3501" svg:viewBox="0 0 3502 5801">
          <text:p text:style-name="P2">Nie</text:p>
        </draw:connector>
        <draw:custom-shape draw:style-name="gr11" draw:text-style-name="P3" xml:id="id5" draw:id="id5" draw:layer="layout" svg:width="4.6cm" svg:height="1.7cm" svg:x="16.1cm" svg:y="28cm">
          <text:p text:style-name="P2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svg:x1="13.7cm" svg:y1="28.2cm" svg:x2="16.1cm" svg:y2="28.85cm" draw:start-shape="id4" draw:start-glue-point="7" draw:end-shape="id5" draw:end-glue-point="6" svg:d="M13700 28200h1201v650h1199" svg:viewBox="0 0 2401 651">
          <text:p/>
        </draw:connector>
        <draw:custom-shape draw:style-name="gr12" draw:text-style-name="P4" draw:layer="layout" svg:width="8cm" svg:height="6.9cm" svg:x="12.5cm" svg:y="1.4cm">
          <text:p text:style-name="P4">Program pobiera liczby</text:p>
          <text:p text:style-name="P4">Od użytkownika do </text:p>
          <text:p text:style-name="P4">Momentu Kiedy ich suma</text:p>
          <text:p text:style-name="P4">Przekroczy 75, Na koniec</text:p>
          <text:p text:style-name="P4"><text:s/>wyprowadzana jest suma</text:p>
          <text:p text:style-name="P4"><text:s/>podanych liczb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7:15:14.888322486</meta:creation-date>
    <dc:date>2018-09-27T07:36:14.603818818</dc:date>
    <meta:editing-duration>PT9M38S</meta:editing-duration>
    <meta:editing-cycles>1</meta:editing-cycles>
    <meta:document-statistic meta:object-count="15"/>
    <meta:generator>LibreOffice/6.0.3.2$Linux_X86_64 LibreOffice_project/00m0$Build-2</meta:generator>
  </office:meta>
</office:document-meta>
</file>